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DFKaiShu-SB-Estd-BF" svg:font-family="DFKaiShu-SB-Estd-BF"/>
    <style:font-face style:name="Mangal1" svg:font-family="Mangal"/>
    <style:font-face style:name="OpenSymbol" svg:font-family="OpenSymbol"/>
    <style:font-face style:name="Times New Roman1" svg:font-family="'Times New Roman', serif"/>
    <style:font-face style:name="標楷體" svg:font-family="標楷體" style:font-family-generic="script"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新細明體" svg:font-family="新細明體"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8pt" style:font-name-asian="標楷體" style:font-size-asian="18pt" style:language-asian="zh" style:country-asian="TW" style:font-size-complex="18pt"/>
    </style:style>
    <style:style style:name="P3" style:family="paragraph" style:parent-style-name="Standard">
      <style:paragraph-properties fo:line-height="150%" fo:text-align="start" style:justify-single-word="false"/>
      <style:text-properties fo:font-variant="normal" fo:text-transform="none" fo:color="#000000" style:font-name="標楷體" fo:font-size="14pt" fo:letter-spacing="normal" fo:font-weight="normal" style:font-name-asian="標楷體" style:font-size-asian="14pt" style:language-asian="zh" style:country-asian="TW" style:font-style-asian="normal" style:font-weight-asian="normal" style:font-size-complex="14pt" style:font-weight-complex="normal"/>
    </style:style>
    <style:style style:name="P4" style:family="paragraph" style:parent-style-name="Standard">
      <style:paragraph-properties fo:line-height="150%" fo:text-align="start" style:justify-single-word="false"/>
      <style:text-properties style:font-name="標楷體" fo:font-size="14pt" style:font-name-asian="標楷體" style:font-size-asian="14pt" style:language-asian="zh" style:country-asian="TW" style:font-name-complex="DFKaiShu-SB-Estd-BF" style:font-size-complex="14pt"/>
    </style:style>
    <style:style style:name="P5" style:family="paragraph" style:parent-style-name="Text_20_body">
      <style:paragraph-properties fo:line-height="150%" fo:text-align="start" style:justify-single-word="false"/>
      <style:text-properties fo:font-size="14pt" style:font-name-asian="標楷體" style:font-size-asian="14pt" style:language-asian="zh" style:country-asian="TW" style:font-size-complex="14pt"/>
    </style:style>
    <style:style style:name="P6" style:family="paragraph" style:parent-style-name="Standard" style:list-style-name="L1">
      <style:paragraph-properties fo:line-height="150%" fo:text-align="start" style:justify-single-word="false"/>
      <style:text-properties style:font-name="標楷體" fo:font-size="14pt" style:font-name-asian="標楷體" style:font-size-asian="14pt" style:language-asian="zh" style:country-asian="TW" style:font-size-complex="14pt"/>
    </style:style>
    <style:style style:name="P7" style:family="paragraph" style:parent-style-name="Standard" style:list-style-name="L4">
      <style:paragraph-properties fo:line-height="150%" fo:text-align="start" style:justify-single-word="false"/>
      <style:text-properties style:font-name="標楷體" fo:font-size="14pt" style:font-name-asian="標楷體" style:font-size-asian="14pt" style:language-asian="zh" style:country-asian="TW" style:font-size-complex="14pt"/>
    </style:style>
    <style:style style:name="P8" style:family="paragraph" style:parent-style-name="Standard" style:list-style-name="L4">
      <style:paragraph-properties fo:line-height="150%" fo:text-align="start" style:justify-single-word="false"/>
      <style:text-properties style:font-name="標楷體" fo:font-size="14pt" style:font-name-asian="標楷體" style:font-size-asian="14pt" style:font-size-complex="14pt"/>
    </style:style>
    <style:style style:name="P9" style:family="paragraph" style:parent-style-name="Standard" style:list-style-name="L4">
      <style:paragraph-properties fo:line-height="150%" fo:text-align="start" style:justify-single-word="false"/>
      <style:text-properties style:font-name="標楷體" fo:font-size="14pt" fo:letter-spacing="0.049cm" style:font-name-asian="標楷體" style:font-size-asian="14pt" style:language-asian="zh" style:country-asian="TW" style:font-size-complex="14pt"/>
    </style:style>
    <style:style style:name="P10" style:family="paragraph" style:parent-style-name="Standard" style:list-style-name="L2">
      <style:paragraph-properties fo:line-height="150%" fo:text-align="start" style:justify-single-word="false"/>
      <style:text-properties fo:font-size="14pt" style:font-name-asian="標楷體" style:font-size-asian="14pt" style:language-asian="zh" style:country-asian="TW" style:font-size-complex="14pt"/>
    </style:style>
    <style:style style:name="P11" style:family="paragraph" style:parent-style-name="Standard" style:list-style-name="L3">
      <style:paragraph-properties fo:line-height="150%" fo:text-align="start" style:justify-single-word="false"/>
      <style:text-properties fo:font-size="14pt" style:font-name-asian="標楷體" style:font-size-asian="14pt" style:language-asian="zh" style:country-asian="TW" style:font-size-complex="14pt"/>
    </style:style>
    <style:style style:name="P12" style:family="paragraph" style:parent-style-name="Standard" style:list-style-name="L3">
      <style:paragraph-properties fo:line-height="150%" fo:text-align="start" style:justify-single-word="false"/>
      <style:text-properties style:font-name="Times New Roman1" fo:font-size="14pt" fo:letter-spacing="0.049cm" fo:language="en" fo:country="US" style:font-name-asian="標楷體" style:font-size-asian="14pt" style:language-asian="zh" style:country-asian="TW" style:font-size-complex="14pt"/>
    </style:style>
    <style:style style:name="P13" style:family="paragraph" style:parent-style-name="Standard" style:list-style-name="L4">
      <style:paragraph-properties fo:line-height="150%" fo:text-align="start" style:justify-single-word="false"/>
      <style:text-properties fo:font-variant="normal" fo:text-transform="none" fo:color="#000000" style:font-name="標楷體" fo:font-size="14pt" fo:letter-spacing="normal" fo:font-weight="normal" style:font-name-asian="標楷體" style:font-size-asian="14pt" style:language-asian="zh" style:country-asian="TW" style:font-style-asian="normal" style:font-weight-asian="normal" style:font-size-complex="14pt" style:font-weight-complex="normal"/>
    </style:style>
    <style:style style:name="P14" style:family="paragraph" style:parent-style-name="Standard" style:list-style-name="L4">
      <style:paragraph-properties fo:line-height="150%" fo:text-align="start" style:justify-single-word="false"/>
    </style:style>
    <style:style style:name="T1" style:family="text">
      <style:text-properties style:language-asian="zh" style:country-asian="TW"/>
    </style:style>
    <style:style style:name="T2" style:family="text">
      <style:text-properties style:language-asian="zh" style:country-asian="TW" style:font-name-complex="DFKaiShu-SB-Estd-BF"/>
    </style:style>
    <style:style style:name="T3" style:family="text">
      <style:text-properties fo:font-variant="normal" fo:text-transform="none" fo:color="#000000" fo:font-size="14pt" fo:letter-spacing="normal" style:font-name-asian="標楷體" style:font-size-asian="14pt" style:language-asian="zh" style:country-asian="TW" style:font-style-asian="normal" style:font-weight-asian="normal" style:font-size-complex="14pt"/>
    </style:style>
    <style:style style:name="T4" style:family="text">
      <style:text-properties fo:font-variant="normal" fo:text-transform="none" fo:color="#000000" fo:font-size="14pt" fo:letter-spacing="normal" style:font-name-asian="標楷體" style:font-size-asian="14pt" style:font-style-asian="normal" style:font-weight-asian="normal" style:font-size-complex="14pt"/>
    </style:style>
    <style:style style:name="T5" style:family="text">
      <style:text-properties fo:letter-spacing="0.049cm"/>
    </style:style>
    <style:style style:name="T6" style:family="text">
      <style:text-properties fo:letter-spacing="0.049cm" fo:language="en" fo:country="US"/>
    </style:style>
    <style:style style:name="T7" style:family="text">
      <style:text-properties style:font-name-complex="DFKaiShu-SB-Estd-BF"/>
    </style:style>
    <text:list-style style:name="L1">
      <text:list-level-style-number text:level="1" style:num-suffix="、" style:num-format="一, 二, 三, ...">
        <style:list-level-properties text:list-level-position-and-space-mode="label-alignment">
          <style:list-level-label-alignment text:label-followed-by="nothing" fo:text-indent="0.021cm" fo:margin-left="0.019cm"/>
        </style:list-level-properties>
      </text:list-level-style-number>
      <text:list-level-style-number text:level="2" style:num-suffix="、" style:num-format="一, 二, 三, ...">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一, 二, 三, ...">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一, 二, 三, ...">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一, 二, 三, ...">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一, 二, 三, ...">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cm" fo:margin-left="1.97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一, 二, 三, ...">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cm" fo:margin-left="1.9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一, 二, 三, ..." text:start-value="6">
        <style:list-level-properties text:list-level-position-and-space-mode="label-alignment">
          <style:list-level-label-alignment text:label-followed-by="nothing" fo:text-indent="0.021cm" fo:margin-left="0.019cm"/>
        </style:list-level-properties>
      </text:list-level-style-number>
      <text:list-level-style-number text:level="2" text:style-name="Numbering_20_Symbols" style:num-prefix="（" style:num-suffix="）" style:num-format="一, 二, 三, ...">
        <style:list-level-properties text:list-level-position-and-space-mode="label-alignment">
          <style:list-level-label-alignment text:label-followed-by="nothing" fo:text-indent="-1.529cm" fo:margin-left="2.17cm"/>
        </style:list-level-properties>
      </text:list-level-style-number>
      <text:list-level-style-number text:level="3" style:num-suffix="、" style:num-format="一, 二, 三, ..." text:start-value="6">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一, 二, 三, ..." text:start-value="6">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一, 二, 三, ..." text:start-value="6">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一, 二, 三, ..." text:start-value="6">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一, 二, 三, ..." text:start-value="6">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一, 二, 三, ..." text:start-value="6">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一, 二, 三, ..." text:start-value="6">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一, 二, 三, ..." text:start-value="6">
        <style:list-level-properties text:list-level-position-and-space-mode="label-alignment">
          <style:list-level-label-alignment text:label-followed-by="nothing"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基隆市安樂地政事務所</text:p>
      <text:p text:style-name="P2">106年度3月份第1次主管會議紀錄</text:p>
      <text:p text:style-name="P2"/>
      <text:list xml:id="list2887798840623596075" text:style-name="L1">
        <text:list-item>
          <text:p text:style-name="P6">時間：中華民國106年3月9日下午2時整</text:p>
        </text:list-item>
        <text:list-item>
          <text:p text:style-name="P6">地點：三樓民眾談室</text:p>
        </text:list-item>
        <text:list-item>
          <text:p text:style-name="P6">主席：代理主任戴清文</text:p>
        </text:list-item>
        <text:list-item>
          <text:p text:style-name="P6">出席人員：陳慧懿、戴清文、周力行、李美玲 <text:s text:c="11"/>紀錄：陳苑蒨</text:p>
        </text:list-item>
        <text:list-item>
          <text:p text:style-name="P6">各單位報告事項：</text:p>
        </text:list-item>
      </text:list>
      <text:list xml:id="list4172247912787920113" text:style-name="L2">
        <text:list-item>
          <text:p text:style-name="P10">第一課</text:p>
        </text:list-item>
      </text:list>
      <text:list xml:id="list3728110254984609937" text:style-name="L3">
        <text:list-item>
          <text:p text:style-name="P11">本課106年2月業務推動情形如下：</text:p>
          <text:list>
            <text:list-item>
              <text:list>
                <text:list-item>
                  <text:p text:style-name="P11">登記案件(含一般、速件、限制登記)：1,413件、土地4,227筆、建物1,642棟。</text:p>
                </text:list-item>
                <text:list-item>
                  <text:p text:style-name="P11">午休諮詢不打烊服務：73件。</text:p>
                </text:list-item>
                <text:list-item>
                  <text:p text:style-name="P11">到府服務案件：0件。</text:p>
                </text:list-item>
                <text:list-item>
                  <text:p text:style-name="P11">延長服務預約領件：0件</text:p>
                </text:list-item>
              </text:list>
            </text:list-item>
          </text:list>
        </text:list-item>
        <text:list-item>
          <text:p text:style-name="P11">截至106年2月底止，各年度未領案件數量計：96年至100年共5件、101年2件、102年8件、103年1件、104年8件，105年13件，將持續通知領件。</text:p>
        </text:list-item>
        <text:list-item>
          <text:p text:style-name="P11">106年2月受理人民申請退還當年度屬2萬元以下之地政規費案件計10件，皆依規定當場領訖。</text:p>
        </text:list-item>
        <text:list-item>
          <text:p text:style-name="P11">106年2月更正登案：合計69件，多數為公有土地登記資料異常之更正。</text:p>
        </text:list-item>
        <text:list-item>
          <text:p text:style-name="P11">106年2月暫存列管公文：0件。</text:p>
        </text:list-item>
        <text:list-item>
          <text:p text:style-name="P11">業務抽查5件，計有謄本申請書、登記收件簿、登記規費、分割繼承、買賣登記等，無嚴重缺失。</text:p>
        </text:list-item>
        <text:list-item>
          <text:p text:style-name="P12">106年2月份法令研討2次，分別於2月9日、21日辦理。</text:p>
        </text:list-item>
        <text:list-item>
          <text:p text:style-name="P12"><text:soft-page-break/>福城建設股份有限公司申請抛棄本市安樂區麥金段534地號土地所有權登記提起行政訴訟案，臺北高等行政法院將於3月16日召開言詞辯論，屆時由職與陳課員世軒出席。</text:p>
        </text:list-item>
      </text:list>
      <text:list xml:id="list34412342" text:continue-list="list4172247912787920113" text:style-name="L2">
        <text:list-item>
          <text:p text:style-name="P10">第二課</text:p>
          <text:list>
            <text:list-item>
              <text:p text:style-name="P10"><text:span text:style-name="T5">為確保本所測量成果品質，業於</text:span><text:span text:style-name="T6">3月1日</text:span><text:span text:style-name="T5">至七堵基隆市簡易基線場辦理電子測距經緯儀檢校作業。</text:span> </text:p>
            </text:list-item>
            <text:list-item>
              <text:p text:style-name="P10"><text:span text:style-name="T5">有關本</text:span><text:span text:style-name="T6">(106)</text:span><text:span text:style-name="T5">年度安樂區自辦地籍圖重測業務，測量工作委外部分業於</text:span><text:span text:style-name="T6">3月3日</text:span><text:span text:style-name="T5">上網公開招標，至</text:span><text:span text:style-name="T6">3月15日</text:span><text:span text:style-name="T5">截標，並訂於</text:span><text:span text:style-name="T6">3月17日</text:span><text:span text:style-name="T5">辦理廠商評選作業；至於調查作業部分，亦積極展辦中。</text:span> </text:p>
            </text:list-item>
            <text:list-item>
              <text:p text:style-name="P10"><text:span text:style-name="T5">非常感謝市府地政處邀請宜蘭縣政府有重測實務經驗人員於</text:span><text:span text:style-name="T6">3月22日</text:span><text:span text:style-name="T5">舉辦重測實務作業教育訓練及土地複丈經驗交流，相信透過相關經驗的傳授及指導，對於本所今年度重測及複丈業務極有助益。</text:span></text:p>
            </text:list-item>
            <text:list-item>
              <text:p text:style-name="P10"><text:span text:style-name="T5">為考量民眾申請土地複丈、建物測量案件時，能與測量人員先行溝通、瞭解</text:span><text:span text:style-name="T6">(</text:span><text:span text:style-name="T5">包含瞭解有無申請需求、申請案件類別等</text:span><text:span text:style-name="T6">)</text:span><text:span text:style-name="T5">及確定規費金額，以及避免各級法院</text:span><text:span text:style-name="T6">(</text:span><text:span text:style-name="T5">地檢署、民事執行處</text:span><text:span text:style-name="T6">)</text:span><text:span text:style-name="T5">、法務部行政執行署</text:span><text:span text:style-name="T6">(</text:span><text:span text:style-name="T5">分署</text:span><text:span text:style-name="T6">)</text:span><text:span text:style-name="T5">來函囑託測量案件與民眾申請複丈案件排件時間重覆情形，建請將目前位於三樓之測量收件、收費處，移至四樓測量課。 </text:span><text:s/></text:p>
            </text:list-item>
          </text:list>
        </text:list-item>
        <text:list-item>
          <text:p text:style-name="P10">第三課</text:p>
          <text:list>
            <text:list-item>
              <text:p text:style-name="P10">送交總務之本所106年2月奉核以零用金支付案件共18件，均已領取；另本所106年2月無2萬元以上及跨年度退費申請案。</text:p>
            </text:list-item>
            <text:list-item>
              <text:p text:style-name="P10">本課106年2月無民眾投訴，「電話代查公告現值創新服務」、「網路申請歷年公告地價資料」及「網路申請檔案閱覽抄錄複製」業於網路宣導，電話代查服務106年2月共服務9件。</text:p>
            </text:list-item>
            <text:list-item>
              <text:p text:style-name="P10"><text:soft-page-break/>106年各區公保地清冊、地價及非都統計報表已完成報送，地價區段圖、略圖及分布圖已摺疊上架，三合一報表已裝冊歸檔。</text:p>
            </text:list-item>
            <text:list-item>
              <text:p text:style-name="P10">本所106年「基隆市安樂區地籍圖重測委託辦理案」業於3月3日上網公告，訂於3月15日上午10時截止投標、10時30分於3樓民眾協談室開標、進行文件及資格審查，請會計及政風出席監標。 <text:s/></text:p>
            </text:list-item>
          </text:list>
        </text:list-item>
        <text:list-item>
          <text:p text:style-name="P10">會計</text:p>
          <text:list>
            <text:list-item>
              <text:p text:style-name="P10">依據106年2月20日基府主歲貳字第1060207470號函，為籌辦本市106年度第一次追加(減)預算，106年3月6日前將相關資料送達本府彙辦，經會知各課並未提案，本所不辦理追加預算。</text:p>
            </text:list-item>
            <text:list-item>
              <text:p text:style-name="P10">依據106年3月2日基府主歲貳字第1060209231號函，本所105年度動支第二預備金已送市議會審議。 <text:s/></text:p>
            </text:list-item>
          </text:list>
        </text:list-item>
      </text:list>
      <text:p text:style-name="P5"/>
      <text:list xml:id="list2408120861803418280" text:style-name="L4">
        <text:list-item>
          <text:p text:style-name="P7">主席指示事項</text:p>
          <text:list>
            <text:list-item>
              <text:p text:style-name="P9">測量與登記收件一同設置於三樓櫃台係為減少民眾於各樓層間奔走之不便，實際作業上若有其他不便民之處，宜再全盤考量。是否將測量收件恢復至四樓受理。</text:p>
            </text:list-item>
            <text:list-item>
              <text:p text:style-name="P7">本年度本所列管之基本設施補助計畫預定進度及每月執行進度請各於規定期限內送交研考，俾利上網填報。</text:p>
            </text:list-item>
            <text:list-item>
              <text:p text:style-name="P8"><text:span text:style-name="T2">為減少紙張使用及縮短公文處理天數，屬</text:span><text:span text:style-name="T7">「存查」、「副本」、「開會通知單」、「本文及附件合計10頁以下」、「保存年限10年以下」、「本文及附件檔案大小合計不超過10MB」</text:span><text:span text:style-name="T2">之公文，請以</text:span><text:span text:style-name="T7">線上簽核</text:span><text:span text:style-name="T2">方式辦理。</text:span></text:p>
            </text:list-item>
          </text:list>
        </text:list-item>
      </text:list>
      <text:p text:style-name="P4"/>
      <text:list xml:id="list34399020" text:continue-numbering="true" text:style-name="L4">
        <text:list-item>
          <text:p text:style-name="P7">臨時動議</text:p>
          <text:list>
            <text:list-item>
              <text:p text:style-name="P13">本年度本所新購置19台電腦，為配合公文系統即將更新，收發人員<text:soft-page-break/>使用之電腦將優先汰換，餘18台各課如何分配，提請討論。</text:p>
              <text:p text:style-name="P13">決議：考量去年度三課已汰換10台，二課外網部分同仁皆另使用筆記型電腦作業，故本次三課汰換2台(總務)，一課16台。</text:p>
            </text:list-item>
            <text:list-item>
              <text:p text:style-name="P13">本所工友白聰明將於3月底退休，爾後公文遞送及繳庫作業如何辦理，提請討論。</text:p>
              <text:p text:style-name="P13">決議：會後尋覓適當人選辦理。</text:p>
            </text:list-item>
            <text:list-item>
              <text:p text:style-name="P14"><text:span text:style-name="T3">有關以前年度罰鍰收據，是否宜交由出納人員開立，提請討論</text:span><text:span text:style-name="T4">。</text:span></text:p>
              <text:p text:style-name="P13">決議：因以前年度罰鍰收據為自行收納款項收據，應由出納人員統一開立較為恰當，故請審查人員於收受以前年度罰鍰後，簽會出納開立收據。</text:p>
            </text:list-item>
          </text:list>
        </text:list-item>
      </text:list>
      <text:p text:style-name="P3"/>
      <text:list xml:id="list34398202" text:continue-numbering="true" text:style-name="L4">
        <text:list-item>
          <text:p text:style-name="P7">散會：下午3時15分</text:p>
          <text:list>
            <text:list-header>
              <text:p text:style-name="P7"/>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DFKaiShu-SB-Estd-BF" svg:font-family="DFKaiShu-SB-Estd-BF"/>
    <style:font-face style:name="Mangal1" svg:font-family="Mangal"/>
    <style:font-face style:name="OpenSymbol" svg:font-family="OpenSymbol"/>
    <style:font-face style:name="Times New Roman1" svg:font-family="'Times New Roman', serif"/>
    <style:font-face style:name="標楷體" svg:font-family="標楷體" style:font-family-generic="script"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新細明體" svg:font-family="新細明體"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新細明體"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新細明體"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size="14pt" style:font-name-asian="標楷體"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zh" style:country-asian="TW"/>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span text:style-name="MT1"><text:page-count>4</text:page-count></text:span></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登記課 安樂地政</meta:initial-creator>
    <meta:creation-date>2016-06-29T13:28:16.62</meta:creation-date>
    <dc:date>2017-03-13T14:21:30.02</dc:date>
    <dc:creator>登記課 安樂地政</dc:creator>
    <meta:editing-duration>PT16H35M27S</meta:editing-duration>
    <meta:editing-cycles>53</meta:editing-cycles>
    <meta:generator>OpenOffice/4.1.2$Win32 OpenOffice.org_project/412m3$Build-9782</meta:generator>
    <meta:document-statistic meta:table-count="0" meta:image-count="0" meta:object-count="0" meta:page-count="4" meta:paragraph-count="46" meta:word-count="1749" meta:character-count="1927"/>
  </office:meta>
</office:document-meta>
</file>